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39971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39971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a584d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3a584d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34c4fa" officeooo:paragraph-rsid="003a584d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paragraph-rsid="003a584d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officeooo:paragraph-rsid="003a584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399719"/>
    </style:style>
    <style:style style:name="P11" style:family="paragraph" style:parent-style-name="Standard">
      <style:text-properties style:text-line-through-style="solid" style:text-line-through-type="single" style:font-name="DejaVu Sans Condensed" fo:font-size="12pt" fo:font-style="italic" fo:font-weight="normal" officeooo:rsid="00422483" officeooo:paragraph-rsid="003a584d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officeooo:paragraph-rsid="003a584d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officeooo:paragraph-rsid="003a584d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3a584d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3a584d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3a584d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3dec2f" style:font-size-asian="12pt" style:font-size-complex="12pt"/>
    </style:style>
    <style:style style:name="P1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a584d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3a584d" style:font-size-asian="12pt" style:font-size-complex="12pt"/>
    </style:style>
    <style:style style:name="P20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3a584d" style:font-size-asian="12pt" style:font-size-complex="12pt"/>
    </style:style>
    <style:style style:name="P21" style:family="paragraph" style:parent-style-name="Standard" style:list-style-name="L10">
      <style:text-properties style:text-line-through-style="none" style:text-line-through-type="none" style:font-name="DejaVu Sans Condensed" fo:font-size="12pt" officeooo:rsid="002a3d2c" officeooo:paragraph-rsid="003a584d" style:font-size-asian="12pt" style:font-size-complex="12pt"/>
    </style:style>
    <style:style style:name="P22" style:family="paragraph" style:parent-style-name="Standard" style:list-style-name="L13">
      <style:text-properties style:text-line-through-style="none" style:text-line-through-type="none" style:font-name="DejaVu Sans Condensed" fo:font-size="12pt" officeooo:rsid="002a3d2c" officeooo:paragraph-rsid="003a584d" style:font-size-asian="12pt" style:font-size-complex="12pt"/>
    </style:style>
    <style:style style:name="P23" style:family="paragraph" style:parent-style-name="Standard" style:list-style-name="L10">
      <style:text-properties style:text-line-through-style="none" style:text-line-through-type="none" style:font-name="DejaVu Sans Condensed" fo:font-size="12pt" fo:font-weight="normal" officeooo:rsid="002c0f0a" officeooo:paragraph-rsid="003a584d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text-line-through-style="none" style:text-line-through-type="none" style:font-name="DejaVu Sans Condensed" officeooo:paragraph-rsid="003a584d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" officeooo:paragraph-rsid="003a584d"/>
    </style:style>
    <style:style style:name="P26" style:family="paragraph" style:parent-style-name="Standard" style:list-style-name="L10">
      <style:text-properties style:text-line-through-style="none" style:text-line-through-type="none" style:font-name="DejaVu Sans Condensed" officeooo:paragraph-rsid="003a584d"/>
    </style:style>
    <style:style style:name="P27" style:family="paragraph" style:parent-style-name="Standard" style:list-style-name="L13">
      <style:text-properties style:text-line-through-style="none" style:text-line-through-type="none" style:font-name="DejaVu Sans Condensed" officeooo:paragraph-rsid="003a584d"/>
    </style:style>
    <style:style style:name="P28" style:family="paragraph" style:parent-style-name="Standard" style:list-style-name="L14">
      <style:text-properties style:text-line-through-style="none" style:text-line-through-type="none" style:font-name="DejaVu Sans Condensed" officeooo:paragraph-rsid="003a584d"/>
    </style:style>
    <style:style style:name="P29" style:family="paragraph" style:parent-style-name="Standard" style:list-style-name="L15">
      <style:text-properties style:text-line-through-style="none" style:text-line-through-type="none" style:font-name="DejaVu Sans Condensed" officeooo:paragraph-rsid="003a584d"/>
    </style:style>
    <style:style style:name="P30" style:family="paragraph" style:parent-style-name="Standard" style:list-style-name="L11">
      <style:text-properties style:text-line-through-style="solid" style:text-line-through-type="single" style:font-name="DejaVu Sans Condensed" officeooo:paragraph-rsid="003a584d"/>
    </style:style>
    <style:style style:name="P31" style:family="paragraph" style:parent-style-name="Standard" style:list-style-name="L11">
      <style:text-properties style:text-line-through-style="solid" style:text-line-through-type="single" style:font-name="DejaVu Sans Condensed" fo:font-size="12pt" fo:font-style="normal" fo:font-weight="normal" officeooo:rsid="00422483" officeooo:paragraph-rsid="003a584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3a584d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11ae79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372ee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f3d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5dd3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76a1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b1d62" style:font-size-asian="12pt" style:font-weight-asian="bold" style:font-size-complex="12pt" style:font-weight-complex="bold"/>
    </style:style>
    <style:style style:name="T19" style:family="text">
      <style:text-properties officeooo:rsid="0035db3e"/>
    </style:style>
    <style:style style:name="T20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23" style:family="text">
      <style:text-properties fo:font-size="12pt" fo:font-style="normal" officeooo:rsid="003b9d66" style:font-size-asian="12pt" style:font-style-asian="normal" style:font-size-complex="12pt" style:font-style-complex="normal"/>
    </style:style>
    <style:style style:name="T24" style:family="text">
      <style:text-properties fo:font-size="12pt" fo:font-style="normal" fo:font-weight="normal" officeooo:rsid="0053902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42248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47cbc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469b5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officeooo:rsid="001e18cf" style:font-size-asian="12pt" style:font-size-complex="12pt"/>
    </style:style>
    <style:style style:name="T29" style:family="text">
      <style:text-properties fo:font-size="12pt" officeooo:rsid="00148c7a" style:font-size-asian="12pt" style:font-size-complex="12pt"/>
    </style:style>
    <style:style style:name="T30" style:family="text">
      <style:text-properties fo:font-size="12pt" officeooo:rsid="00539023" style:font-size-asian="12pt" style:font-size-complex="12pt"/>
    </style:style>
    <style:style style:name="T31" style:family="text">
      <style:text-properties fo:font-size="12pt" officeooo:rsid="0018178b" style:font-size-asian="12pt" style:font-size-complex="12pt"/>
    </style:style>
    <style:style style:name="T32" style:family="text">
      <style:text-properties fo:font-size="12pt" officeooo:rsid="002a3d2c" style:font-size-asian="12pt" style:font-size-complex="12pt"/>
    </style:style>
    <style:style style:name="T33" style:family="text">
      <style:text-properties fo:font-size="12pt" officeooo:rsid="0030ecf7" style:font-size-asian="12pt" style:font-size-complex="12pt"/>
    </style:style>
    <style:style style:name="T34" style:family="text">
      <style:text-properties fo:font-size="12pt" officeooo:rsid="003fe94c" style:font-size-asian="12pt" style:font-size-complex="12pt"/>
    </style:style>
    <style:style style:name="T35" style:family="text">
      <style:text-properties fo:font-size="12pt" fo:font-weight="normal" officeooo:rsid="00539023" style:font-size-asian="12pt" style:font-weight-asian="normal" style:font-size-complex="12pt" style:font-weight-complex="normal"/>
    </style:style>
    <style:style style:name="T36" style:family="text">
      <style:text-properties officeooo:rsid="00390a19"/>
    </style:style>
    <style:style style:name="T37" style:family="text">
      <style:text-properties officeooo:rsid="00419ea8"/>
    </style:style>
    <style:style style:name="T38" style:family="text">
      <style:text-properties officeooo:rsid="00539023"/>
    </style:style>
    <style:style style:name="T39" style:family="text">
      <style:text-properties officeooo:rsid="0030f454"/>
    </style:style>
    <style:style style:name="T40" style:family="text">
      <style:text-properties officeooo:rsid="00422483"/>
    </style:style>
    <style:style style:name="T41" style:family="text">
      <style:text-properties fo:font-weight="normal" officeooo:rsid="00539023" style:font-weight-asian="normal" style:font-weight-complex="normal"/>
    </style:style>
    <style:style style:name="T42" style:family="text">
      <style:text-properties officeooo:rsid="003cc85e"/>
    </style:style>
    <style:style style:name="T43" style:family="text">
      <style:text-properties officeooo:rsid="0055c6b6"/>
    </style:style>
    <style:style style:name="T44" style:family="text">
      <style:text-properties officeooo:rsid="0041a02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0"><text:span text:style-name="T11">1</text:span><text:span text:style-name="T12">0</text:span><text:span text:style-name="T11">5</text:span><text:span text:style-name="T13"> - </text:span><text:span text:style-name="T14">Controls - </text:span><text:span text:style-name="T18">WSO</text:span><text:span text:style-name="T15"> - </text:span><text:span text:style-name="T16">Throttle </text:span><text:span text:style-name="T17">Grip</text:span></text:p>
      <text:p text:style-name="P3">U=Up, D=Down, F=Forward, B=Backward, L=Left, R=Right, P=Press, S-*=Shift-<text:span text:style-name="T9">*</text:span>, L-*=Long-<text:span text:style-name="T9">*</text:span></text:p>
      <text:p text:style-name="P4"/>
      <text:p text:style-name="P9"><text:span text:style-name="T20">Top</text:span><text:span text:style-name="T21"> </text:span><text:span text:style-name="T22">H</text:span><text:span text:style-name="T21">at</text:span></text:p>
      <text:list text:style-name="L1">
        <text:list-item>
          <text:p text:style-name="P12"><text:span text:style-name="T23">F/B: </text:span><text:span text:style-name="T24">Dispense button (dispenses according to countermeasures system config, or flares only if Flares select switch is set to FLARES)</text:span></text:p>
        </text:list-item>
      </text:list>
      <text:p text:style-name="P5"><text:span text:style-name="T1">Top</text:span> <text:span text:style-name="T10">H</text:span>at <text:span text:style-name="T10">Ri</text:span>ng</text:p>
      <text:list text:style-name="L2">
        <text:list-item>
          <text:p text:style-name="P13"><text:span text:style-name="T28">F/B</text:span><text:span text:style-name="T29">: --</text:span></text:p>
        </text:list-item>
      </text:list>
      <text:p text:style-name="P5"><text:span text:style-name="T1">Middle </text:span><text:span text:style-name="T10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4">U: (SRS radio 1 PTT) <text:span text:style-name="T36">(</text:span><text:span text:style-name="T37">m</text:span><text:span text:style-name="T36">ust be mapped in DCS to: Mic Button UHF1 (ARC-159) SRS Only/No Menu)</text:span></text:p>
        </text:list-item>
        <text:list-item>
          <text:p text:style-name="P14">D: (SRS radio 2 PTT) <text:span text:style-name="T36">(</text:span><text:span text:style-name="T37">m</text:span><text:span text:style-name="T36">ust be mapped in DCS to: Mic Button UHF1 (ARC-182) SRS Only/No Menu)</text:span></text:p>
        </text:list-item>
        <text:list-item>
          <text:p text:style-name="P16">S-U: Radio 1 PTT (opens comms menu for radio 1)</text:p>
        </text:list-item>
        <text:list-item>
          <text:p text:style-name="P16">S-D: Radio 2 PTT (opens comms menu for radio 2)</text:p>
        </text:list-item>
        <text:list-item>
          <text:p text:style-name="P17">F: <text:span text:style-name="T3">Jester AI</text:span> menu <text:span text:style-name="T43">toggle</text:span></text:p>
        </text:list-item>
        <text:list-item>
          <text:p text:style-name="P17">B: <text:span text:style-name="T3">Jester AI</text:span> <text:span text:style-name="T43">context action</text:span></text:p>
        </text:list-item>
      </text:list>
      <text:p text:style-name="P8"><text:span text:style-name="T4">B</text:span><text:span text:style-name="T5">ottom </text:span><text:span text:style-name="T6">H</text:span><text:span text:style-name="T5">at -- </text:span><text:span text:style-name="T7">"</text:span><text:span text:style-name="T5">Speed </text:span><text:span text:style-name="T7">B</text:span><text:span text:style-name="T5">rake </text:span><text:span text:style-name="T7">Switch"</text:span></text:p>
      <text:list text:style-name="L4">
        <text:list-item>
          <text:p text:style-name="P18">F: Extend speedbrakes (keeps extending while held)</text:p>
        </text:list-item>
        <text:list-item>
          <text:p text:style-name="P18">B: Retract speedbrakes (single press fully retracts)</text:p>
        </text:list-item>
      </text:list>
      <text:p text:style-name="P6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24"><text:span text:style-name="T29">P: </text:span><text:span text:style-name="T30">--</text:span></text:p>
        </text:list-item>
      </text:list>
      <text:p text:style-name="P8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text:style-name="L6">
        <text:list-item>
          <text:p text:style-name="P25"><text:span text:style-name="T31">P: </text:span><text:span text:style-name="T34">--</text:span></text:p>
        </text:list-item>
      </text:list>
      <text:p text:style-name="P6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32">P: <text:span text:style-name="T39">Right throttle to idle</text:span></text:p>
        </text:list-item>
        <text:list-item>
          <text:p text:style-name="P32">S-P: <text:span text:style-name="T39">Left throttle to idle</text:span></text:p>
        </text:list-item>
      </text:list>
      <text:p text:style-name="P6"><text:span text:style-name="T1">M</text:span><text:span text:style-name="T8">inistick</text:span></text:p>
      <text:list text:style-name="L8">
        <text:list-item>
          <text:p text:style-name="P15">Axes: <text:span text:style-name="T42">RCVR GAIN knob coarse and fine</text:span><text:span text:style-name="T44">??</text:span></text:p>
        </text:list-item>
      </text:list>
      <text:list text:style-name="L9">
        <text:list-item>
          <text:p text:style-name="P19">P: <text:span text:style-name="T42">--</text:span></text:p>
        </text:list-item>
      </text:list>
      <text:p text:style-name="P9"><text:span text:style-name="T20">Middle </text:span><text:span text:style-name="T22">F</text:span><text:span text:style-name="T20">inger </text:span><text:span text:style-name="T22">H</text:span><text:span text:style-name="T20">at</text:span></text:p>
      <text:list text:style-name="L10">
        <text:list-item>
          <text:p text:style-name="P26"><text:span text:style-name="T32">P</text:span><text:span text:style-name="T29">: </text:span><text:span text:style-name="T30">--</text:span></text:p>
        </text:list-item>
        <text:list-item>
          <text:p text:style-name="P21">U: <text:span text:style-name="T41">--</text:span></text:p>
        </text:list-item>
        <text:list-item>
          <text:p text:style-name="P26"><text:span text:style-name="T32">D: </text:span><text:span text:style-name="T35">--</text:span></text:p>
        </text:list-item>
        <text:list-item>
          <text:p text:style-name="P26"><text:span text:style-name="T33">R</text:span><text:span text:style-name="T32">: </text:span><text:span text:style-name="T35">--</text:span></text:p>
        </text:list-item>
        <text:list-item>
          <text:p text:style-name="P23">L: --</text:p>
        </text:list-item>
      </text:list>
      <text:p text:style-name="P11">Jester AI controls with shift (see also Ministick)</text:p>
      <text:list text:style-name="L11">
        <text:list-item>
          <text:p text:style-name="P30"><text:span text:style-name="T25">S-U: TID Range </text:span><text:span text:style-name="T26">50</text:span></text:p>
        </text:list-item>
        <text:list-item>
          <text:p text:style-name="P30"><text:span text:style-name="T25">S-D: TID Range </text:span><text:span text:style-name="T27">25</text:span></text:p>
        </text:list-item>
        <text:list-item>
          <text:p text:style-name="P31">S-P: TID Range Auto</text:p>
        </text:list-item>
        <text:list-item>
          <text:p text:style-name="P31">S-L: RWS Mode</text:p>
        </text:list-item>
        <text:list-item>
          <text:p text:style-name="P31">S-R: TWS Mode</text:p>
        </text:list-item>
      </text:list>
      <text:p text:style-name="P6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2">
        <text:list-item>
          <text:p text:style-name="P20">U/D: --</text:p>
        </text:list-item>
      </text:list>
      <text:p text:style-name="P9"><text:span text:style-name="T20">P</text:span><text:span text:style-name="T21">inky </text:span><text:span text:style-name="T22">S</text:span><text:span text:style-name="T20">witch</text:span></text:p>
      <text:list text:style-name="L13">
        <text:list-item>
          <text:p text:style-name="P27"><text:span text:style-name="T32">U:</text:span><text:span text:style-name="T30"> Guns select</text:span></text:p>
        </text:list-item>
        <text:list-item>
          <text:p text:style-name="P27"><text:span text:style-name="T8">P: </text:span><text:span text:style-name="T38">Sidewinders select</text:span></text:p>
        </text:list-item>
        <text:list-item>
          <text:p text:style-name="P22">D: <text:span text:style-name="T38">Sparrows select</text:span></text:p>
        </text:list-item>
      </text:list>
      <text:p text:style-name="P5"><text:span text:style-name="T1">P</text:span>inky <text:span text:style-name="T10">B</text:span>utton</text:p>
      <text:list text:style-name="L14">
        <text:list-item>
          <text:p text:style-name="P28"><text:span text:style-name="T31">P: </text:span><text:span text:style-name="T30">Sidewinder station cycle (Up on real pinky switch)</text:span></text:p>
        </text:list-item>
      </text:list>
      <text:p text:style-name="P8"><text:span text:style-name="T5">Pinky </text:span><text:span text:style-name="T6">W</text:span><text:span text:style-name="T5">heel</text:span></text:p>
      <text:list text:style-name="L15">
        <text:list-item>
          <text:p text:style-name="P29"><text:span text:style-name="T28">F/B</text:span><text:span text:style-name="T29">: --</text:span></text:p>
        </text:list-item>
        <text:list-item>
          <text:p text:style-name="P29"><text:span text:style-name="T29">P: Exterior lights </text:span><text:span text:style-name="T32">master switch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2T17:25:44.993000000</dc:date>
    <meta:editing-duration>PT4H50M57S</meta:editing-duration>
    <meta:editing-cycles>4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5" meta:word-count="294" meta:character-count="1422" meta:non-whitespace-character-count="1216"/>
  </office:meta>
</office:document-meta>
</file>